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47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556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2" table:default-cell-style-name="Default"/>
        <table:table-column table:style-name="co4" table:default-cell-style-name="ce3"/>
        <table:table-column table:style-name="co4" table:number-columns-repeated="10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5" table:number-columns-repeated="41" table:default-cell-style-name="Default"/>
        <table:table-column table:style-name="co5" table:default-cell-style-name="ce3"/>
        <table:table-column table:style-name="co5" table:number-columns-repeated="49" table:default-cell-style-name="Default"/>
        <table:table-column table:style-name="co6" table:default-cell-style-name="Default"/>
        <table:table-column table:style-name="co5" table:number-columns-repeated="71" table:default-cell-style-name="Default"/>
        <table:table-row table:style-name="ro1">
          <table:table-cell table:style-name="ce1"/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Dr Valentin Pilman - Prix Nobel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Science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66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number-columns-repeated="23" table:style-name="ce1" office:value-type="float" office:value="1" calcext:value-type="float">
            <text:p>1</text:p>
          </table:table-cell>
          <table:table-cell table:number-columns-repeated="69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drick Shouhart (Red - Rouquin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66"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1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0" table:style-name="ce1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irill Panov – Docteur Panov - ami de Redrick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Scienc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nder - collègue de Redrick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Science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ichard Nounane (Dick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4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uta - femme de Redrick</text:p>
          </table:table-cell>
          <table:table-cell table:style-name="ce1" office:value-type="string" calcext:value-type="string">
            <text:p>Fe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Famille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uque (Hew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hil le Décharné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uistiti – Fille de Redrick et Gouta</text:p>
          </table:table-cell>
          <table:table-cell table:style-name="ce1" office:value-type="string" calcext:value-type="string">
            <text:p>Fill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Famill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ognard (Barbridge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irage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skhak Sac d'Os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rnest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3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loïs Makno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olitique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rthur Barbridge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number-columns-repeated="3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mkhen - patron de Nounane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4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phan Norman - le Binoclard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8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ustin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pitaine Willy Hertzog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olitiqu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llusque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eluquet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7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iche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na Barbridge</text:p>
          </table:table-cell>
          <table:table-cell table:style-name="ce1" office:value-type="string" calcext:value-type="string">
            <text:p>Fe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Famill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pitaine QuaterBlood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olitique</text:p>
          </table:table-cell>
          <table:table-cell table:number-columns-repeated="5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1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 Boucher (James Cutterfield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Scienc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8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atan (Diable)</text:p>
          </table:table-cell>
          <table:table-cell table:number-columns-repeated="2" table:style-name="ce1" office:value-type="string" calcext:value-type="string">
            <text:p>Non défini</text:p>
          </table:table-cell>
          <table:table-cell table:style-name="ce1" office:value-type="string" calcext:value-type="string">
            <text:p>Religieux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8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eu</text:p>
          </table:table-cell>
          <table:table-cell table:number-columns-repeated="2" table:style-name="ce1" office:value-type="string" calcext:value-type="string">
            <text:p>Non défini</text:p>
          </table:table-cell>
          <table:table-cell table:style-name="ce1" office:value-type="string" calcext:value-type="string">
            <text:p>Religieux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ir (Dickson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olit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reon Le Maltais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3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 secrétaire de nounane</text:p>
          </table:table-cell>
          <table:table-cell table:style-name="ce1" office:value-type="string" calcext:value-type="string">
            <text:p>Fe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7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aylis</text:p>
          </table:table-cell>
          <table:table-cell table:style-name="ce1" office:value-type="string" calcext:value-type="string">
            <text:p>Non défini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6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eune Homme basané secrétaire de Lemkhen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3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ter le veinard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7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ctus (Jonathan Miles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6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n le gros nez (Ben Galevi le Nasillard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3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in Tsmyg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4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 vieux Benny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dame (Bar Métropole)</text:p>
          </table:table-cell>
          <table:table-cell table:style-name="ce1" office:value-type="string" calcext:value-type="string">
            <text:p>Fe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2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atioucha Gros Os (gérant du métropole – Raphaël)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6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jba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3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apfa le Poussin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3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wton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Scienc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6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onnegut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Ecrivain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5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salia (femme d'Ernest – gérante du Bortch)</text:p>
          </table:table-cell>
          <table:table-cell table:style-name="ce1" office:value-type="string" calcext:value-type="string">
            <text:p>Fe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4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nkenstein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on défini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dame Shelley</text:p>
          </table:table-cell>
          <table:table-cell table:style-name="ce1" office:value-type="string" calcext:value-type="string">
            <text:p>Fe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Ecrivain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borantin de Boyd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echniqu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4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ofesseur Boyd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Scienc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9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mme du docteur Pillman</text:p>
          </table:table-cell>
          <table:table-cell table:style-name="ce1" office:value-type="string" calcext:value-type="string">
            <text:p>Fe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Famill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9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re de Red le rouquin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Famille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1"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 Vieux Harris</text:p>
          </table:table-cell>
          <table:table-cell table:style-name="ce1" office:value-type="string" calcext:value-type="string">
            <text:p>Homm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on défini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3" table:style-name="ce1" office:value-type="float" office:value="0" calcext:value-type="float">
            <text:p>0</text:p>
          </table:table-cell>
        </table:table-row>
        <table:table-row table:style-name="ro1" table:number-rows-repeated="946">
          <table:table-cell table:number-columns-repeated="270"/>
        </table:table-row>
        <table:table-row table:style-name="ro1">
          <table:table-cell table:number-columns-repeated="2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0000-00-00T00:00:03.615155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15:57:55.838882631</dc:date>
    <dc:creator>qsm </dc:creator>
    <meta:editing-duration>PT4M2S</meta:editing-duration>
    <meta:editing-cycles>6</meta:editing-cycles>
    <meta:generator>LibreOffice/4.1.3.2$Linux_X86_64 LibreOffice_project/410m0$Build-2</meta:generator>
    <meta:document-statistic meta:table-count="1" meta:cell-count="14039" meta:object-count="0"/>
  </office:meta>
</office:document-meta>
</file>